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/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Tabelle1.A1:Tabelle1.H300" table:display-filter-buttons="true">
          <table:filter>
            <table:filter-and>
              <table:filter-condition table:field-number="7" table:value="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9:16:14.5445959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20:17:00.819649211</dc:date>
    <meta:editing-duration>PT2H45M14S</meta:editing-duration>
    <meta:editing-cycles>26</meta:editing-cycles>
    <meta:generator>LibreOffice/6.4.2.2$Linux_X86_64 LibreOffice_project/40$Build-2</meta:generator>
    <meta:document-statistic meta:table-count="1" meta:cell-count="1604" meta:object-count="0"/>
  </office:meta>
</office:document-meta>
</file>